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3.494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1.808cm"/>
    </style:style>
    <style:style style:name="co12" style:family="table-column">
      <style:table-column-properties fo:break-before="auto" style:column-width="1.61cm"/>
    </style:style>
    <style:style style:name="co13" style:family="table-column">
      <style:table-column-properties fo:break-before="auto" style:column-width="1.411cm"/>
    </style:style>
    <style:style style:name="co14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1">
      <style:map style:condition="cell-content()=MIN([.$F3:.$O3])" style:apply-style-name="Good" style:base-cell-address="Summary.F3"/>
      <style:map style:condition="cell-content()=MAX([.$F3:.$O3])" style:apply-style-name="Bad" style:base-cell-address="Summary.F3"/>
    </style:style>
    <style:style style:name="ce12" style:family="table-cell" style:parent-style-name="Default">
      <style:map style:condition="cell-content()=MIN([.$F3:.$O3])" style:apply-style-name="Good" style:base-cell-address="Summary.F3"/>
      <style:map style:condition="cell-content()=MAX([.$F3:.$O3])" style:apply-style-name="Bad" style:base-cell-address="Summary.F3"/>
    </style:style>
    <style:style style:name="ce2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1"/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number-columns-repeated="5" table:default-cell-style-name="ce8"/>
        <table:table-column table:style-name="co8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column table:style-name="co9" table:default-cell-style-name="ce12"/>
        <table:table-row table:style-name="ro1">
          <table:table-cell table:number-columns-repeated="5"/>
          <table:table-cell table:style-name="Default" office:value-type="string" calcext:value-type="string">
            <text:p>CER (Character Error Rate) for given model (target is &lt;2%)</text:p>
          </table:table-cell>
          <table:table-cell table:style-name="Default" table:number-columns-repeated="10"/>
        </table:table-row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# src chars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Latin_afr_20221212b</text:p>
          </table:table-cell>
          <table:table-cell table:style-name="ce1" office:value-type="string" calcext:value-type="string">
            <text:p>Latin_afr_20221212</text:p>
          </table:table-cell>
          <table:table-cell table:style-name="ce1" office:value-type="string" calcext:value-type="string">
            <text:p>Latin_afr_20221211b</text:p>
          </table:table-cell>
          <table:table-cell table:style-name="ce1" office:value-type="string" calcext:value-type="string">
            <text:p>Latin_afr_20221211</text:p>
          </table:table-cell>
          <table:table-cell table:style-name="ce1" office:value-type="string" calcext:value-type="string">
            <text:p>Latin_afr_20221210b</text:p>
          </table:table-cell>
          <table:table-cell table:style-name="ce1" office:value-type="string" calcext:value-type="string">
            <text:p>Latin_afr_20221210</text:p>
          </table:table-cell>
          <table:table-cell table:style-name="ce1" office:value-type="string" calcext:value-type="string">
            <text:p>Latin_afr_20221209</text:p>
          </table:table-cell>
          <table:table-cell table:style-name="ce1" office:value-type="string" calcext:value-type="string">
            <text:p>Latin_afr_20221206</text:p>
          </table:table-cell>
          <table:table-cell table:style-name="ce1" office:value-type="string" calcext:value-type="string">
            <text:p>Latin_afr_20221205</text:p>
          </table:table-cell>
          <table:table-cell table:style-name="Default"/>
        </table:table-row>
        <table:table-row table:style-name="ro1">
          <table:table-cell office:value-type="string" calcext:value-type="string">
            <text:p>Bhogoto</text:p>
          </table:table-cell>
          <table:table-cell table:formula="of:=[$Latin.A2]" office:value-type="string" office:string-value="bdt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formula="of:=[$Latin.K2]" office:value-type="percentage" office:value="0.147505422993492" calcext:value-type="percentage">
            <text:p>14,75 %</text:p>
          </table:table-cell>
          <table:table-cell table:formula="of:=[$Latin_afr_20221212b.K2]" office:value-type="percentage" office:value="0.0498915401301518" calcext:value-type="percentage">
            <text:p>4,99 %</text:p>
          </table:table-cell>
          <table:table-cell table:formula="of:=[$Latin_afr_20221212.K2]" office:value-type="percentage" office:value="0.0455531453362256" calcext:value-type="percentage">
            <text:p>4,56 %</text:p>
          </table:table-cell>
          <table:table-cell table:formula="of:=[$Latin_afr_20221211b.K2]" office:value-type="string" office:string-value="N/A" calcext:value-type="string">
            <text:p>N/A</text:p>
          </table:table-cell>
          <table:table-cell table:formula="of:=[$Latin_afr_20221211.K2]" office:value-type="percentage" office:value="0.0477223427331887" calcext:value-type="percentage">
            <text:p>4,77 %</text:p>
          </table:table-cell>
          <table:table-cell table:formula="of:=[$Latin_afr_20221210b.K2]" office:value-type="percentage" office:value="0.0390455531453362" calcext:value-type="percentage">
            <text:p>3,90 %</text:p>
          </table:table-cell>
          <table:table-cell table:formula="of:=[$Latin_afr_20221210.K2]" office:value-type="percentage" office:value="0.0368763557483731" calcext:value-type="percentage">
            <text:p>3,69 %</text:p>
          </table:table-cell>
          <table:table-cell table:formula="of:=[$Latin_afr_20221209.K2]" office:value-type="percentage" office:value="0.0629067245119306" calcext:value-type="percentage">
            <text:p>6,29 %</text:p>
          </table:table-cell>
          <table:table-cell table:formula="of:=[$Latin_afr_20221206.K2]" office:value-type="percentage" office:value="0.108459869848156" calcext:value-type="percentage">
            <text:p>10,85 %</text:p>
          </table:table-cell>
          <table:table-cell table:formula="of:=[$Latin_afr_20221205.K2]" office:value-type="percentage" office:value="0.0802603036876356" calcext:value-type="percentage">
            <text:p>8,03 %</text:p>
          </table:table-cell>
          <table:table-cell/>
        </table:table-row>
        <table:table-row table:style-name="ro1">
          <table:table-cell office:value-type="string" calcext:value-type="string">
            <text:p>French</text:p>
          </table:table-cell>
          <table:table-cell table:formula="of:=[$Latin.A3]" office:value-type="string" office:string-value="fra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formula="of:=[$Latin.K3]" office:value-type="percentage" office:value="0" calcext:value-type="percentage">
            <text:p>0,00 %</text:p>
          </table:table-cell>
          <table:table-cell table:formula="of:=[$Latin_afr_20221212b.K3]" office:value-type="percentage" office:value="0.0662251655629139" calcext:value-type="percentage">
            <text:p>6,62 %</text:p>
          </table:table-cell>
          <table:table-cell table:formula="of:=[$Latin_afr_20221212.K3]" office:value-type="percentage" office:value="0.0264900662251656" calcext:value-type="percentage">
            <text:p>2,65 %</text:p>
          </table:table-cell>
          <table:table-cell table:formula="of:=[$Latin_afr_20221211b.K3]" office:value-type="percentage" office:value="0.0529801324503311" calcext:value-type="percentage">
            <text:p>5,30 %</text:p>
          </table:table-cell>
          <table:table-cell table:formula="of:=[$Latin_afr_20221211.K3]" office:value-type="percentage" office:value="0.0463576158940397" calcext:value-type="percentage">
            <text:p>4,64 %</text:p>
          </table:table-cell>
          <table:table-cell table:formula="of:=[$Latin_afr_20221210b.K3]" office:value-type="percentage" office:value="0.0264900662251656" calcext:value-type="percentage">
            <text:p>2,65 %</text:p>
          </table:table-cell>
          <table:table-cell table:formula="of:=[$Latin_afr_20221210.K3]" office:value-type="percentage" office:value="0.0397350993377483" calcext:value-type="percentage">
            <text:p>3,97 %</text:p>
          </table:table-cell>
          <table:table-cell table:formula="of:=[$Latin_afr_20221209.K3]" office:value-type="percentage" office:value="0.0728476821192053" calcext:value-type="percentage">
            <text:p>7,28 %</text:p>
          </table:table-cell>
          <table:table-cell table:formula="of:=[$Latin_afr_20221206.K3]" office:value-type="percentage" office:value="0.377483443708609" calcext:value-type="percentage">
            <text:p>37,75 %</text:p>
          </table:table-cell>
          <table:table-cell table:formula="of:=[$Latin_afr_20221205.K3]" office:value-type="percentage" office:value="0.291390728476821" calcext:value-type="percentage">
            <text:p>29,14 %</text:p>
          </table:table-cell>
          <table:table-cell/>
        </table:table-row>
        <table:table-row table:style-name="ro1">
          <table:table-cell office:value-type="string" calcext:value-type="string">
            <text:p>Kaansa</text:p>
          </table:table-cell>
          <table:table-cell table:formula="of:=[$Latin.A4]" office:value-type="string" office:string-value="gna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formula="of:=[$Latin.K4]" office:value-type="percentage" office:value="0.124661246612466" calcext:value-type="percentage">
            <text:p>12,47 %</text:p>
          </table:table-cell>
          <table:table-cell table:formula="of:=[$Latin_afr_20221212b.K4]" office:value-type="percentage" office:value="0.0650406504065041" calcext:value-type="percentage">
            <text:p>6,50 %</text:p>
          </table:table-cell>
          <table:table-cell table:formula="of:=[$Latin_afr_20221212.K4]" office:value-type="percentage" office:value="0.0650406504065041" calcext:value-type="percentage">
            <text:p>6,50 %</text:p>
          </table:table-cell>
          <table:table-cell table:formula="of:=[$Latin_afr_20221211b.K4]" office:value-type="percentage" office:value="0.0704607046070461" calcext:value-type="percentage">
            <text:p>7,05 %</text:p>
          </table:table-cell>
          <table:table-cell table:formula="of:=[$Latin_afr_20221211.K4]" office:value-type="percentage" office:value="0.0704607046070461" calcext:value-type="percentage">
            <text:p>7,05 %</text:p>
          </table:table-cell>
          <table:table-cell table:formula="of:=[$Latin_afr_20221210b.K4]" office:value-type="percentage" office:value="0.0596205962059621" calcext:value-type="percentage">
            <text:p>5,96 %</text:p>
          </table:table-cell>
          <table:table-cell table:formula="of:=[$Latin_afr_20221210.K4]" office:value-type="percentage" office:value="0.0813008130081301" calcext:value-type="percentage">
            <text:p>8,13 %</text:p>
          </table:table-cell>
          <table:table-cell table:formula="of:=[$Latin_afr_20221209.K4]" office:value-type="percentage" office:value="0.0948509485094851" calcext:value-type="percentage">
            <text:p>9,49 %</text:p>
          </table:table-cell>
          <table:table-cell table:formula="of:=[$Latin_afr_20221206.K4]" office:value-type="string" office:string-value="N/A" calcext:value-type="string">
            <text:p>N/A</text:p>
          </table:table-cell>
          <table:table-cell table:formula="of:=[$Latin_afr_20221205.K4]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Zulgo-Gemzek</text:p>
          </table:table-cell>
          <table:table-cell table:formula="of:=[$Latin.A5]" office:value-type="string" office:string-value="gnd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formula="of:=[$Latin.K5]" office:value-type="percentage" office:value="0.0383631713554987" calcext:value-type="percentage">
            <text:p>3,84 %</text:p>
          </table:table-cell>
          <table:table-cell table:formula="of:=[$Latin_afr_20221212b.K5]" office:value-type="percentage" office:value="0.166240409207161" calcext:value-type="percentage">
            <text:p>16,62 %</text:p>
          </table:table-cell>
          <table:table-cell table:formula="of:=[$Latin_afr_20221212.K5]" office:value-type="percentage" office:value="0.10230179028133" calcext:value-type="percentage">
            <text:p>10,23 %</text:p>
          </table:table-cell>
          <table:table-cell table:formula="of:=[$Latin_afr_20221211b.K5]" office:value-type="percentage" office:value="0.150895140664962" calcext:value-type="percentage">
            <text:p>15,09 %</text:p>
          </table:table-cell>
          <table:table-cell table:formula="of:=[$Latin_afr_20221211.K5]" office:value-type="percentage" office:value="0.19693094629156" calcext:value-type="percentage">
            <text:p>19,69 %</text:p>
          </table:table-cell>
          <table:table-cell table:formula="of:=[$Latin_afr_20221210b.K5]" office:value-type="percentage" office:value="0.171355498721228" calcext:value-type="percentage">
            <text:p>17,14 %</text:p>
          </table:table-cell>
          <table:table-cell table:formula="of:=[$Latin_afr_20221210.K5]" office:value-type="percentage" office:value="0.163682864450128" calcext:value-type="percentage">
            <text:p>16,37 %</text:p>
          </table:table-cell>
          <table:table-cell table:formula="of:=[$Latin_afr_20221209.K5]" office:value-type="percentage" office:value="0.163682864450128" calcext:value-type="percentage">
            <text:p>16,37 %</text:p>
          </table:table-cell>
          <table:table-cell table:formula="of:=[$Latin_afr_20221206.K5]" office:value-type="string" office:string-value="N/A" calcext:value-type="string">
            <text:p>N/A</text:p>
          </table:table-cell>
          <table:table-cell table:formula="of:=[$Latin_afr_20221205.K5]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Banda-Linda</text:p>
          </table:table-cell>
          <table:table-cell table:formula="of:=[$Latin.A6]" office:value-type="string" office:string-value="liy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formula="of:=[$Latin.K6]" office:value-type="percentage" office:value="0.0509383378016086" calcext:value-type="percentage">
            <text:p>5,09 %</text:p>
          </table:table-cell>
          <table:table-cell table:formula="of:=[$Latin_afr_20221212b.K6]" office:value-type="percentage" office:value="0.0241286863270777" calcext:value-type="percentage">
            <text:p>2,41 %</text:p>
          </table:table-cell>
          <table:table-cell table:formula="of:=[$Latin_afr_20221212.K6]" office:value-type="percentage" office:value="0.00536193029490617" calcext:value-type="percentage">
            <text:p>0,54 %</text:p>
          </table:table-cell>
          <table:table-cell table:formula="of:=[$Latin_afr_20221211b.K6]" office:value-type="percentage" office:value="0.0563002680965148" calcext:value-type="percentage">
            <text:p>5,63 %</text:p>
          </table:table-cell>
          <table:table-cell table:formula="of:=[$Latin_afr_20221211.K6]" office:value-type="percentage" office:value="0.0509383378016086" calcext:value-type="percentage">
            <text:p>5,09 %</text:p>
          </table:table-cell>
          <table:table-cell table:formula="of:=[$Latin_afr_20221210b.K6]" office:value-type="percentage" office:value="0.0697050938337802" calcext:value-type="percentage">
            <text:p>6,97 %</text:p>
          </table:table-cell>
          <table:table-cell table:formula="of:=[$Latin_afr_20221210.K6]" office:value-type="percentage" office:value="0.0214477211796247" calcext:value-type="percentage">
            <text:p>2,14 %</text:p>
          </table:table-cell>
          <table:table-cell table:formula="of:=[$Latin_afr_20221209.K6]" office:value-type="percentage" office:value="0.0348525469168901" calcext:value-type="percentage">
            <text:p>3,49 %</text:p>
          </table:table-cell>
          <table:table-cell table:formula="of:=[$Latin_afr_20221206.K6]" office:value-type="string" office:string-value="N/A" calcext:value-type="string">
            <text:p>N/A</text:p>
          </table:table-cell>
          <table:table-cell table:formula="of:=[$Latin_afr_20221205.K6]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Ngbugu</text:p>
          </table:table-cell>
          <table:table-cell table:formula="of:=[$Latin.A7]" office:value-type="string" office:string-value="lnl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table:formula="of:=[$Latin.K7]" office:value-type="percentage" office:value="0.0933098591549296" calcext:value-type="percentage">
            <text:p>9,33 %</text:p>
          </table:table-cell>
          <table:table-cell table:formula="of:=[$Latin_afr_20221212b.K7]" office:value-type="percentage" office:value="0.121478873239437" calcext:value-type="percentage">
            <text:p>12,15 %</text:p>
          </table:table-cell>
          <table:table-cell table:formula="of:=[$Latin_afr_20221212.K7]" office:value-type="percentage" office:value="0.0985915492957746" calcext:value-type="percentage">
            <text:p>9,86 %</text:p>
          </table:table-cell>
          <table:table-cell table:formula="of:=[$Latin_afr_20221211b.K7]" office:value-type="string" office:string-value="N/A" calcext:value-type="string">
            <text:p>N/A</text:p>
          </table:table-cell>
          <table:table-cell table:formula="of:=[$Latin_afr_20221211.K7]" office:value-type="string" office:string-value="N/A" calcext:value-type="string">
            <text:p>N/A</text:p>
          </table:table-cell>
          <table:table-cell table:formula="of:=[$Latin_afr_20221210b.K7]" office:value-type="percentage" office:value="0.096830985915493" calcext:value-type="percentage">
            <text:p>9,68 %</text:p>
          </table:table-cell>
          <table:table-cell table:formula="of:=[$Latin_afr_20221210.K7]" office:value-type="percentage" office:value="0.100352112676056" calcext:value-type="percentage">
            <text:p>10,04 %</text:p>
          </table:table-cell>
          <table:table-cell table:formula="of:=[$Latin_afr_20221209.K7]" office:value-type="percentage" office:value="0.109154929577465" calcext:value-type="percentage">
            <text:p>10,92 %</text:p>
          </table:table-cell>
          <table:table-cell table:formula="of:=[$Latin_afr_20221206.K7]" office:value-type="string" office:string-value="N/A" calcext:value-type="string">
            <text:p>N/A</text:p>
          </table:table-cell>
          <table:table-cell table:formula="of:=[$Latin_afr_20221205.K7]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Lobala</text:p>
          </table:table-cell>
          <table:table-cell table:formula="of:=[$Latin.A8]" office:value-type="string" office:string-value="loq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formula="of:=[$Latin.K8]" office:value-type="percentage" office:value="0.0643564356435644" calcext:value-type="percentage">
            <text:p>6,44 %</text:p>
          </table:table-cell>
          <table:table-cell table:formula="of:=[$Latin_afr_20221212b.K8]" office:value-type="percentage" office:value="0.272277227722772" calcext:value-type="percentage">
            <text:p>27,23 %</text:p>
          </table:table-cell>
          <table:table-cell table:formula="of:=[$Latin_afr_20221212.K8]" office:value-type="percentage" office:value="0.207920792079208" calcext:value-type="percentage">
            <text:p>20,79 %</text:p>
          </table:table-cell>
          <table:table-cell table:formula="of:=[$Latin_afr_20221211b.K8]" office:value-type="string" office:string-value="N/A" calcext:value-type="string">
            <text:p>N/A</text:p>
          </table:table-cell>
          <table:table-cell table:formula="of:=[$Latin_afr_20221211.K8]" office:value-type="string" office:string-value="N/A" calcext:value-type="string">
            <text:p>N/A</text:p>
          </table:table-cell>
          <table:table-cell table:formula="of:=[$Latin_afr_20221210b.K8]" office:value-type="percentage" office:value="0.198019801980198" calcext:value-type="percentage">
            <text:p>19,80 %</text:p>
          </table:table-cell>
          <table:table-cell table:formula="of:=[$Latin_afr_20221210.K8]" office:value-type="percentage" office:value="0.257425742574257" calcext:value-type="percentage">
            <text:p>25,74 %</text:p>
          </table:table-cell>
          <table:table-cell table:formula="of:=[$Latin_afr_20221209.K8]" office:value-type="percentage" office:value="0.331683168316832" calcext:value-type="percentage">
            <text:p>33,17 %</text:p>
          </table:table-cell>
          <table:table-cell table:formula="of:=[$Latin_afr_20221206.K8]" office:value-type="string" office:string-value="N/A" calcext:value-type="string">
            <text:p>N/A</text:p>
          </table:table-cell>
          <table:table-cell table:formula="of:=[$Latin_afr_20221205.K8]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Makaa</text:p>
          </table:table-cell>
          <table:table-cell table:formula="of:=[$Latin.A9]" office:value-type="string" office:string-value="mcp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formula="of:=[$Latin.K9]" office:value-type="percentage" office:value="0.0574162679425837" calcext:value-type="percentage">
            <text:p>5,74 %</text:p>
          </table:table-cell>
          <table:table-cell table:formula="of:=[$Latin_afr_20221212b.K9]" office:value-type="percentage" office:value="0.0191387559808612" calcext:value-type="percentage">
            <text:p>1,91 %</text:p>
          </table:table-cell>
          <table:table-cell table:formula="of:=[$Latin_afr_20221212.K9]" office:value-type="percentage" office:value="0.0191387559808612" calcext:value-type="percentage">
            <text:p>1,91 %</text:p>
          </table:table-cell>
          <table:table-cell table:formula="of:=[$Latin_afr_20221211b.K9]" office:value-type="string" office:string-value="N/A" calcext:value-type="string">
            <text:p>N/A</text:p>
          </table:table-cell>
          <table:table-cell table:formula="of:=[$Latin_afr_20221211.K9]" office:value-type="string" office:string-value="N/A" calcext:value-type="string">
            <text:p>N/A</text:p>
          </table:table-cell>
          <table:table-cell table:formula="of:=[$Latin_afr_20221210b.K9]" office:value-type="percentage" office:value="0.0143540669856459" calcext:value-type="percentage">
            <text:p>1,44 %</text:p>
          </table:table-cell>
          <table:table-cell table:formula="of:=[$Latin_afr_20221210.K9]" office:value-type="percentage" office:value="0.0287081339712919" calcext:value-type="percentage">
            <text:p>2,87 %</text:p>
          </table:table-cell>
          <table:table-cell table:formula="of:=[$Latin_afr_20221209.K9]" office:value-type="percentage" office:value="0.0454545454545455" calcext:value-type="percentage">
            <text:p>4,55 %</text:p>
          </table:table-cell>
          <table:table-cell table:formula="of:=[$Latin_afr_20221206.K9]" office:value-type="string" office:string-value="N/A" calcext:value-type="string">
            <text:p>N/A</text:p>
          </table:table-cell>
          <table:table-cell table:formula="of:=[$Latin_afr_20221205.K9]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Mpyemo</text:p>
          </table:table-cell>
          <table:table-cell table:formula="of:=[$Latin.A10]" office:value-type="string" office:string-value="mcx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formula="of:=[$Latin.K10]" office:value-type="percentage" office:value="0.126934984520124" calcext:value-type="percentage">
            <text:p>12,69 %</text:p>
          </table:table-cell>
          <table:table-cell table:formula="of:=[$Latin_afr_20221212b.K10]" office:value-type="percentage" office:value="0" calcext:value-type="percentage">
            <text:p>0,00 %</text:p>
          </table:table-cell>
          <table:table-cell table:formula="of:=[$Latin_afr_20221212.K10]" office:value-type="percentage" office:value="0" calcext:value-type="percentage">
            <text:p>0,00 %</text:p>
          </table:table-cell>
          <table:table-cell table:formula="of:=[$Latin_afr_20221211b.K10]" office:value-type="string" office:string-value="N/A" calcext:value-type="string">
            <text:p>N/A</text:p>
          </table:table-cell>
          <table:table-cell table:formula="of:=[$Latin_afr_20221211.K10]" office:value-type="string" office:string-value="N/A" calcext:value-type="string">
            <text:p>N/A</text:p>
          </table:table-cell>
          <table:table-cell table:formula="of:=[$Latin_afr_20221210b.K10]" office:value-type="percentage" office:value="0" calcext:value-type="percentage">
            <text:p>0,00 %</text:p>
          </table:table-cell>
          <table:table-cell table:formula="of:=[$Latin_afr_20221210.K10]" office:value-type="percentage" office:value="0.0154798761609907" calcext:value-type="percentage">
            <text:p>1,55 %</text:p>
          </table:table-cell>
          <table:table-cell table:formula="of:=[$Latin_afr_20221209.K10]" office:value-type="percentage" office:value="0.0402476780185759" calcext:value-type="percentage">
            <text:p>4,02 %</text:p>
          </table:table-cell>
          <table:table-cell table:formula="of:=[$Latin_afr_20221206.K10]" office:value-type="string" office:string-value="N/A" calcext:value-type="string">
            <text:p>N/A</text:p>
          </table:table-cell>
          <table:table-cell table:formula="of:=[$Latin_afr_20221205.K10]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Merey</text:p>
          </table:table-cell>
          <table:table-cell table:formula="of:=[$Latin.A11]" office:value-type="string" office:string-value="meq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formula="of:=[$Latin.K11]" office:value-type="percentage" office:value="0.0457317073170732" calcext:value-type="percentage">
            <text:p>4,57 %</text:p>
          </table:table-cell>
          <table:table-cell table:formula="of:=[$Latin_afr_20221212b.K11]" office:value-type="percentage" office:value="0.0487804878048781" calcext:value-type="percentage">
            <text:p>4,88 %</text:p>
          </table:table-cell>
          <table:table-cell table:formula="of:=[$Latin_afr_20221212.K11]" office:value-type="percentage" office:value="0.0152439024390244" calcext:value-type="percentage">
            <text:p>1,52 %</text:p>
          </table:table-cell>
          <table:table-cell table:formula="of:=[$Latin_afr_20221211b.K11]" office:value-type="percentage" office:value="0.0487804878048781" calcext:value-type="percentage">
            <text:p>4,88 %</text:p>
          </table:table-cell>
          <table:table-cell table:formula="of:=[$Latin_afr_20221211.K11]" office:value-type="percentage" office:value="0.0853658536585366" calcext:value-type="percentage">
            <text:p>8,54 %</text:p>
          </table:table-cell>
          <table:table-cell table:formula="of:=[$Latin_afr_20221210b.K11]" office:value-type="percentage" office:value="0.0731707317073171" calcext:value-type="percentage">
            <text:p>7,32 %</text:p>
          </table:table-cell>
          <table:table-cell table:formula="of:=[$Latin_afr_20221210.K11]" office:value-type="percentage" office:value="0.109756097560976" calcext:value-type="percentage">
            <text:p>10,98 %</text:p>
          </table:table-cell>
          <table:table-cell table:formula="of:=[$Latin_afr_20221209.K11]" office:value-type="percentage" office:value="0.121951219512195" calcext:value-type="percentage">
            <text:p>12,20 %</text:p>
          </table:table-cell>
          <table:table-cell table:formula="of:=[$Latin_afr_20221206.K11]" office:value-type="string" office:string-value="N/A" calcext:value-type="string">
            <text:p>N/A</text:p>
          </table:table-cell>
          <table:table-cell table:formula="of:=[$Latin_afr_20221205.K11]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Mbuko</text:p>
          </table:table-cell>
          <table:table-cell table:formula="of:=[$Latin.A12]" office:value-type="string" office:string-value="mqb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formula="of:=[$Latin.K12]" office:value-type="percentage" office:value="0.0160427807486631" calcext:value-type="percentage">
            <text:p>1,60 %</text:p>
          </table:table-cell>
          <table:table-cell table:formula="of:=[$Latin_afr_20221212b.K12]" office:value-type="percentage" office:value="0.0748663101604278" calcext:value-type="percentage">
            <text:p>7,49 %</text:p>
          </table:table-cell>
          <table:table-cell table:formula="of:=[$Latin_afr_20221212.K12]" office:value-type="percentage" office:value="0.0240641711229946" calcext:value-type="percentage">
            <text:p>2,41 %</text:p>
          </table:table-cell>
          <table:table-cell table:formula="of:=[$Latin_afr_20221211b.K12]" office:value-type="percentage" office:value="0.0561497326203209" calcext:value-type="percentage">
            <text:p>5,61 %</text:p>
          </table:table-cell>
          <table:table-cell table:formula="of:=[$Latin_afr_20221211.K12]" office:value-type="percentage" office:value="0.0909090909090909" calcext:value-type="percentage">
            <text:p>9,09 %</text:p>
          </table:table-cell>
          <table:table-cell table:formula="of:=[$Latin_afr_20221210b.K12]" office:value-type="percentage" office:value="0.0748663101604278" calcext:value-type="percentage">
            <text:p>7,49 %</text:p>
          </table:table-cell>
          <table:table-cell table:formula="of:=[$Latin_afr_20221210.K12]" office:value-type="percentage" office:value="0.149732620320856" calcext:value-type="percentage">
            <text:p>14,97 %</text:p>
          </table:table-cell>
          <table:table-cell table:formula="of:=[$Latin_afr_20221209.K12]" office:value-type="percentage" office:value="0.133689839572193" calcext:value-type="percentage">
            <text:p>13,37 %</text:p>
          </table:table-cell>
          <table:table-cell table:formula="of:=[$Latin_afr_20221206.K12]" office:value-type="string" office:string-value="N/A" calcext:value-type="string">
            <text:p>N/A</text:p>
          </table:table-cell>
          <table:table-cell table:formula="of:=[$Latin_afr_20221205.K12]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Mandja</text:p>
          </table:table-cell>
          <table:table-cell table:formula="of:=[$Latin.A13]" office:value-type="string" office:string-value="mza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formula="of:=[$Latin.K13]" office:value-type="percentage" office:value="0.117994100294985" calcext:value-type="percentage">
            <text:p>11,80 %</text:p>
          </table:table-cell>
          <table:table-cell table:formula="of:=[$Latin_afr_20221212b.K13]" office:value-type="percentage" office:value="0.0265486725663717" calcext:value-type="percentage">
            <text:p>2,65 %</text:p>
          </table:table-cell>
          <table:table-cell table:formula="of:=[$Latin_afr_20221212.K13]" office:value-type="percentage" office:value="0.00589970501474926" calcext:value-type="percentage">
            <text:p>0,59 %</text:p>
          </table:table-cell>
          <table:table-cell table:formula="of:=[$Latin_afr_20221211b.K13]" office:value-type="string" office:string-value="N/A" calcext:value-type="string">
            <text:p>N/A</text:p>
          </table:table-cell>
          <table:table-cell table:formula="of:=[$Latin_afr_20221211.K13]" office:value-type="string" office:string-value="N/A" calcext:value-type="string">
            <text:p>N/A</text:p>
          </table:table-cell>
          <table:table-cell table:formula="of:=[$Latin_afr_20221210b.K13]" office:value-type="percentage" office:value="0.0176991150442478" calcext:value-type="percentage">
            <text:p>1,77 %</text:p>
          </table:table-cell>
          <table:table-cell table:formula="of:=[$Latin_afr_20221210.K13]" office:value-type="percentage" office:value="0.0176991150442478" calcext:value-type="percentage">
            <text:p>1,77 %</text:p>
          </table:table-cell>
          <table:table-cell table:formula="of:=[$Latin_afr_20221209.K13]" office:value-type="percentage" office:value="0.0294985250737463" calcext:value-type="percentage">
            <text:p>2,95 %</text:p>
          </table:table-cell>
          <table:table-cell table:formula="of:=[$Latin_afr_20221206.K13]" office:value-type="string" office:string-value="N/A" calcext:value-type="string">
            <text:p>N/A</text:p>
          </table:table-cell>
          <table:table-cell table:formula="of:=[$Latin_afr_20221205.K13]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Luto</text:p>
          </table:table-cell>
          <table:table-cell table:formula="of:=[$Latin.A14]" office:value-type="string" office:string-value="ndy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formula="of:=[$Latin.K14]" office:value-type="percentage" office:value="0.0308641975308642" calcext:value-type="percentage">
            <text:p>3,09 %</text:p>
          </table:table-cell>
          <table:table-cell table:formula="of:=[$Latin_afr_20221212b.K14]" office:value-type="percentage" office:value="0.00308641975308642" calcext:value-type="percentage">
            <text:p>0,31 %</text:p>
          </table:table-cell>
          <table:table-cell table:formula="of:=[$Latin_afr_20221212.K14]" office:value-type="percentage" office:value="0.00308641975308642" calcext:value-type="percentage">
            <text:p>0,31 %</text:p>
          </table:table-cell>
          <table:table-cell table:formula="of:=[$Latin_afr_20221211b.K14]" office:value-type="string" office:string-value="N/A" calcext:value-type="string">
            <text:p>N/A</text:p>
          </table:table-cell>
          <table:table-cell table:formula="of:=[$Latin_afr_20221211.K14]" office:value-type="string" office:string-value="N/A" calcext:value-type="string">
            <text:p>N/A</text:p>
          </table:table-cell>
          <table:table-cell table:formula="of:=[$Latin_afr_20221210b.K14]" office:value-type="percentage" office:value="0.0154320987654321" calcext:value-type="percentage">
            <text:p>1,54 %</text:p>
          </table:table-cell>
          <table:table-cell table:formula="of:=[$Latin_afr_20221210.K14]" office:value-type="percentage" office:value="0.00925925925925926" calcext:value-type="percentage">
            <text:p>0,93 %</text:p>
          </table:table-cell>
          <table:table-cell table:formula="of:=[$Latin_afr_20221209.K14]" office:value-type="percentage" office:value="0.0246913580246914" calcext:value-type="percentage">
            <text:p>2,47 %</text:p>
          </table:table-cell>
          <table:table-cell table:formula="of:=[$Latin_afr_20221206.K14]" office:value-type="string" office:string-value="N/A" calcext:value-type="string">
            <text:p>N/A</text:p>
          </table:table-cell>
          <table:table-cell table:formula="of:=[$Latin_afr_20221205.K14]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Ngbaka</text:p>
          </table:table-cell>
          <table:table-cell table:formula="of:=[$Latin.A15]" office:value-type="string" office:string-value="nga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formula="of:=[$Latin.K15]" office:value-type="percentage" office:value="0.135593220338983" calcext:value-type="percentage">
            <text:p>13,56 %</text:p>
          </table:table-cell>
          <table:table-cell table:formula="of:=[$Latin_afr_20221212b.K15]" office:value-type="percentage" office:value="0.43728813559322" calcext:value-type="percentage">
            <text:p>43,73 %</text:p>
          </table:table-cell>
          <table:table-cell table:formula="of:=[$Latin_afr_20221212.K15]" office:value-type="percentage" office:value="0.35593220338983" calcext:value-type="percentage">
            <text:p>35,59 %</text:p>
          </table:table-cell>
          <table:table-cell table:formula="of:=[$Latin_afr_20221211b.K15]" office:value-type="string" office:string-value="N/A" calcext:value-type="string">
            <text:p>N/A</text:p>
          </table:table-cell>
          <table:table-cell table:formula="of:=[$Latin_afr_20221211.K15]" office:value-type="string" office:string-value="N/A" calcext:value-type="string">
            <text:p>N/A</text:p>
          </table:table-cell>
          <table:table-cell table:formula="of:=[$Latin_afr_20221210b.K15]" office:value-type="percentage" office:value="0.35593220338983" calcext:value-type="percentage">
            <text:p>35,59 %</text:p>
          </table:table-cell>
          <table:table-cell table:formula="of:=[$Latin_afr_20221210.K15]" office:value-type="percentage" office:value="0.345762711864407" calcext:value-type="percentage">
            <text:p>34,58 %</text:p>
          </table:table-cell>
          <table:table-cell table:formula="of:=[$Latin_afr_20221209.K15]" office:value-type="percentage" office:value="0.464406779661017" calcext:value-type="percentage">
            <text:p>46,44 %</text:p>
          </table:table-cell>
          <table:table-cell table:formula="of:=[$Latin_afr_20221206.K15]" office:value-type="string" office:string-value="N/A" calcext:value-type="string">
            <text:p>N/A</text:p>
          </table:table-cell>
          <table:table-cell table:formula="of:=[$Latin_afr_20221205.K15]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Nzakara</text:p>
          </table:table-cell>
          <table:table-cell table:formula="of:=[$Latin.A16]" office:value-type="string" office:string-value="nzk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formula="of:=[$Latin.K16]" office:value-type="percentage" office:value="0.0795698924731183" calcext:value-type="percentage">
            <text:p>7,96 %</text:p>
          </table:table-cell>
          <table:table-cell table:formula="of:=[$Latin_afr_20221212b.K16]" office:value-type="percentage" office:value="0.0688172043010753" calcext:value-type="percentage">
            <text:p>6,88 %</text:p>
          </table:table-cell>
          <table:table-cell table:formula="of:=[$Latin_afr_20221212.K16]" office:value-type="percentage" office:value="0.0516129032258065" calcext:value-type="percentage">
            <text:p>5,16 %</text:p>
          </table:table-cell>
          <table:table-cell table:formula="of:=[$Latin_afr_20221211b.K16]" office:value-type="string" office:string-value="N/A" calcext:value-type="string">
            <text:p>N/A</text:p>
          </table:table-cell>
          <table:table-cell table:formula="of:=[$Latin_afr_20221211.K16]" office:value-type="string" office:string-value="N/A" calcext:value-type="string">
            <text:p>N/A</text:p>
          </table:table-cell>
          <table:table-cell table:formula="of:=[$Latin_afr_20221210b.K16]" office:value-type="percentage" office:value="0.0580645161290323" calcext:value-type="percentage">
            <text:p>5,81 %</text:p>
          </table:table-cell>
          <table:table-cell table:formula="of:=[$Latin_afr_20221210.K16]" office:value-type="percentage" office:value="0.0774193548387097" calcext:value-type="percentage">
            <text:p>7,74 %</text:p>
          </table:table-cell>
          <table:table-cell table:formula="of:=[$Latin_afr_20221209.K16]" office:value-type="percentage" office:value="0.0752688172043011" calcext:value-type="percentage">
            <text:p>7,53 %</text:p>
          </table:table-cell>
          <table:table-cell table:formula="of:=[$Latin_afr_20221206.K16]" office:value-type="string" office:string-value="N/A" calcext:value-type="string">
            <text:p>N/A</text:p>
          </table:table-cell>
          <table:table-cell table:formula="of:=[$Latin_afr_20221205.K16]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style-name="Default" office:value-type="string" calcext:value-type="string">
            <text:p>overall poorer than last</text:p>
          </table:table-cell>
          <table:table-cell table:style-name="Default" table:number-columns-repeated="3"/>
          <table:table-cell table:style-name="Default" office:value-type="string" calcext:value-type="string">
            <text:p>Over-recognized ‘ɑ’ ; insertions with ‘ə’</text:p>
          </table:table-cell>
          <table:table-cell table:style-name="Default" table:number-columns-repeated="5"/>
        </table:table-row>
        <calcext:conditional-formats>
          <calcext:conditional-format calcext:target-range-address="Summary.F3:Summary.P17">
            <calcext:condition calcext:apply-style-name="Good" calcext:value="=MIN([.$F3:.$O3])" calcext:base-cell-address="Summary.F3"/>
            <calcext:condition calcext:apply-style-name="Bad" calcext:value="=MAX([.$F3:.$O3])" calcext:base-cell-address="Summary.F3"/>
          </calcext:conditional-format>
        </calcext:conditional-formats>
      </table:table>
      <table:table table:name="Latin_afr_20221212b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3" calcext:value-type="float">
            <text:p>513</text:p>
          </table:table-cell>
          <table:table-cell table:formula="of:=[.B2]/[$Summary.E3]" office:value-type="percentage" office:value="1.11279826464208" calcext:value-type="percentage">
            <text:p>111,28 %</text:p>
          </table:table-cell>
          <table:table-cell office:value-type="float" office:value="7" calcext:value-type="float">
            <text:p>7</text:p>
          </table:table-cell>
          <table:table-cell table:formula="of:=[.D2]/[$Summary.E3]" office:value-type="percentage" office:value="0.0151843817787419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98915401301518" calcext:value-type="percentage">
            <text:p>4,99 %</text:p>
          </table:table-cell>
          <table:table-cell table:formula="of:=([.D2]+[.F2]+[.H2])/([.D2]+[.F2]+[.H2]+[.J2])" office:value-type="percentage" office:value="0.0448343079922027" calcext:value-type="percentage">
            <text:p>4,48 %</text:p>
          </table:table-cell>
          <table:table-cell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3" calcext:value-type="float">
            <text:p>173</text:p>
          </table:table-cell>
          <table:table-cell table:formula="of:=[.B3]/[$Summary.E4]" office:value-type="percentage" office:value="1.14569536423841" calcext:value-type="percentage">
            <text:p>114,57 %</text:p>
          </table:table-cell>
          <table:table-cell office:value-type="float" office:value="6" calcext:value-type="float">
            <text:p>6</text:p>
          </table:table-cell>
          <table:table-cell table:formula="of:=[.D3]/[$Summary.E4]" office:value-type="percentage" office:value="0.0397350993377483" calcext:value-type="percentage">
            <text:p>3,97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3" calcext:value-type="float">
            <text:p>163</text:p>
          </table:table-cell>
          <table:table-cell table:formula="of:=IF(ISBLANK([.B3]); &quot;N/A&quot;; ([.D3]+[.F3]+[.H3])/[$Summary.E4])" office:value-type="percentage" office:value="0.0662251655629139" calcext:value-type="percentage">
            <text:p>6,62 %</text:p>
          </table:table-cell>
          <table:table-cell table:formula="of:=([.D3]+[.F3]+[.H3])/([.D3]+[.F3]+[.H3]+[.J3])" office:value-type="percentage" office:value="0.0578034682080925" calcext:value-type="percentage">
            <text:p>5,78 %</text:p>
          </table:table-cell>
          <table:table-cell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5" calcext:value-type="float">
            <text:p>355</text:p>
          </table:table-cell>
          <table:table-cell table:formula="of:=[.B4]/[$Summary.E5]" office:value-type="percentage" office:value="0.962059620596206" calcext:value-type="percentage">
            <text:p>96,21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4819944598338" calcext:value-type="percentage">
            <text:p>6,65 %</text:p>
          </table:table-cell>
          <table:table-cell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22" calcext:value-type="float">
            <text:p>522</text:p>
          </table:table-cell>
          <table:table-cell table:formula="of:=[.B5]/[$Summary.E6]" office:value-type="percentage" office:value="1.33503836317136" calcext:value-type="percentage">
            <text:p>133,50 %</text:p>
          </table:table-cell>
          <table:table-cell office:value-type="float" office:value="27" calcext:value-type="float">
            <text:p>27</text:p>
          </table:table-cell>
          <table:table-cell table:formula="of:=[.D5]/[$Summary.E6]" office:value-type="percentage" office:value="0.0690537084398977" calcext:value-type="percentage">
            <text:p>6,91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58" calcext:value-type="float">
            <text:p>458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24282982791587" calcext:value-type="percentage">
            <text:p>12,43 %</text:p>
          </table:table-cell>
          <table:table-cell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9" calcext:value-type="float">
            <text:p>389</text:p>
          </table:table-cell>
          <table:table-cell table:formula="of:=[.B6]/[$Summary.E7]" office:value-type="percentage" office:value="1.04289544235925" calcext:value-type="percentage">
            <text:p>104,29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6]/[$Summary.E7]" office:value-type="percentage" office:value="0.00804289544235925" calcext:value-type="percentage">
            <text:p>0,80 %</text:p>
          </table:table-cell>
          <table:table-cell table:formula="of:=[.B6]-[.D6]-[.H6]" office:value-type="float" office:value="380" calcext:value-type="float">
            <text:p>380</text:p>
          </table:table-cell>
          <table:table-cell table:formula="of:=IF(ISBLANK([.B6]); &quot;N/A&quot;; ([.D6]+[.F6]+[.H6])/[$Summary.E7])" office:value-type="percentage" office:value="0.0241286863270777" calcext:value-type="percentage">
            <text:p>2,41 %</text:p>
          </table:table-cell>
          <table:table-cell table:formula="of:=([.D6]+[.F6]+[.H6])/([.D6]+[.F6]+[.H6]+[.J6])" office:value-type="percentage" office:value="0.0231362467866324" calcext:value-type="percentage">
            <text:p>2,31 %</text:p>
          </table:table-cell>
          <table:table-cell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45" calcext:value-type="float">
            <text:p>645</text:p>
          </table:table-cell>
          <table:table-cell table:formula="of:=[.B7]/[$Summary.E8]" office:value-type="percentage" office:value="1.13556338028169" calcext:value-type="percentage">
            <text:p>113,56 %</text:p>
          </table:table-cell>
          <table:table-cell office:value-type="float" office:value="32" calcext:value-type="float">
            <text:p>32</text:p>
          </table:table-cell>
          <table:table-cell table:formula="of:=[.D7]/[$Summary.E8]" office:value-type="percentage" office:value="0.0563380281690141" calcext:value-type="percentage">
            <text:p>5,63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23239436619718" calcext:value-type="percentage">
            <text:p>1,23 %</text:p>
          </table:table-cell>
          <table:table-cell office:value-type="float" office:value="30" calcext:value-type="float">
            <text:p>30</text:p>
          </table:table-cell>
          <table:table-cell table:formula="of:=[.H7]/[$Summary.E8]" office:value-type="percentage" office:value="0.0528169014084507" calcext:value-type="percentage">
            <text:p>5,28 %</text:p>
          </table:table-cell>
          <table:table-cell table:formula="of:=[.B7]-[.D7]-[.H7]" office:value-type="float" office:value="583" calcext:value-type="float">
            <text:p>583</text:p>
          </table:table-cell>
          <table:table-cell table:formula="of:=IF(ISBLANK([.B7]); &quot;N/A&quot;; ([.D7]+[.F7]+[.H7])/[$Summary.E8])" office:value-type="percentage" office:value="0.121478873239437" calcext:value-type="percentage">
            <text:p>12,15 %</text:p>
          </table:table-cell>
          <table:table-cell table:formula="of:=([.D7]+[.F7]+[.H7])/([.D7]+[.F7]+[.H7]+[.J7])" office:value-type="percentage" office:value="0.105828220858896" calcext:value-type="percentage">
            <text:p>10,58 %</text:p>
          </table:table-cell>
          <table:table-cell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6" calcext:value-type="float">
            <text:p>316</text:p>
          </table:table-cell>
          <table:table-cell table:formula="of:=[.B8]/[$Summary.E9]" office:value-type="percentage" office:value="1.56435643564356" calcext:value-type="percentage">
            <text:p>156,44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3" calcext:value-type="float">
            <text:p>263</text:p>
          </table:table-cell>
          <table:table-cell table:formula="of:=IF(ISBLANK([.B8]); &quot;N/A&quot;; ([.D8]+[.F8]+[.H8])/[$Summary.E9])" office:value-type="percentage" office:value="0.272277227722772" calcext:value-type="percentage">
            <text:p>27,23 %</text:p>
          </table:table-cell>
          <table:table-cell table:formula="of:=([.D8]+[.F8]+[.H8])/([.D8]+[.F8]+[.H8]+[.J8])" office:value-type="percentage" office:value="0.172955974842767" calcext:value-type="percentage">
            <text:p>17,30 %</text:p>
          </table:table-cell>
          <table:table-cell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3" calcext:value-type="float">
            <text:p>403</text:p>
          </table:table-cell>
          <table:table-cell table:formula="of:=[.B9]/[$Summary.E10]" office:value-type="percentage" office:value="0.964114832535885" calcext:value-type="percentage">
            <text:p>96,41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95" calcext:value-type="float">
            <text:p>395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8511166253102" calcext:value-type="percentage">
            <text:p>1,99 %</text:p>
          </table:table-cell>
          <table:table-cell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6" calcext:value-type="float">
            <text:p>356</text:p>
          </table:table-cell>
          <table:table-cell table:formula="of:=[.B11]/[$Summary.E12]" office:value-type="percentage" office:value="1.08536585365854" calcext:value-type="percentage">
            <text:p>108,54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40" calcext:value-type="float">
            <text:p>340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49438202247191" calcext:value-type="percentage">
            <text:p>4,49 %</text:p>
          </table:table-cell>
          <table:table-cell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0" calcext:value-type="float">
            <text:p>410</text:p>
          </table:table-cell>
          <table:table-cell table:formula="of:=[.B12]/[$Summary.E13]" office:value-type="percentage" office:value="1.09625668449198" calcext:value-type="percentage">
            <text:p>109,6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1" calcext:value-type="float">
            <text:p>1</text:p>
          </table:table-cell>
          <table:table-cell table:formula="of:=[.F12]/[$Summary.E13]" office:value-type="percentage" office:value="0.00267379679144385" calcext:value-type="percentage">
            <text:p>0,27 %</text:p>
          </table:table-cell>
          <table:table-cell office:value-type="float" office:value="10" calcext:value-type="float">
            <text:p>10</text:p>
          </table:table-cell>
          <table:table-cell table:formula="of:=[.H12]/[$Summary.E13]" office:value-type="percentage" office:value="0.0267379679144385" calcext:value-type="percentage">
            <text:p>2,67 %</text:p>
          </table:table-cell>
          <table:table-cell table:formula="of:=[.B12]-[.D12]-[.H12]" office:value-type="float" office:value="383" calcext:value-type="float">
            <text:p>383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81265206812652" calcext:value-type="percentage">
            <text:p>6,81 %</text:p>
          </table:table-cell>
          <table:table-cell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55" calcext:value-type="float">
            <text:p>355</text:p>
          </table:table-cell>
          <table:table-cell table:formula="of:=[.B13]/[$Summary.E14]" office:value-type="percentage" office:value="1.04719764011799" calcext:value-type="percentage">
            <text:p>104,72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4" calcext:value-type="float">
            <text:p>4</text:p>
          </table:table-cell>
          <table:table-cell table:formula="of:=[.H13]/[$Summary.E14]" office:value-type="percentage" office:value="0.0117994100294985" calcext:value-type="percentage">
            <text:p>1,18 %</text:p>
          </table:table-cell>
          <table:table-cell table:formula="of:=[.B13]-[.D13]-[.H13]" office:value-type="float" office:value="347" calcext:value-type="float">
            <text:p>347</text:p>
          </table:table-cell>
          <table:table-cell table:formula="of:=IF(ISBLANK([.B13]); &quot;N/A&quot;; ([.D13]+[.F13]+[.H13])/[$Summary.E14])" office:value-type="percentage" office:value="0.0265486725663717" calcext:value-type="percentage">
            <text:p>2,65 %</text:p>
          </table:table-cell>
          <table:table-cell table:formula="of:=([.D13]+[.F13]+[.H13])/([.D13]+[.F13]+[.H13]+[.J13])" office:value-type="percentage" office:value="0.0252808988764045" calcext:value-type="percentage">
            <text:p>2,53 %</text:p>
          </table:table-cell>
          <table:table-cell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0" calcext:value-type="float">
            <text:p>550</text:p>
          </table:table-cell>
          <table:table-cell table:formula="of:=[.B15]/[$Summary.E16]" office:value-type="percentage" office:value="1.86440677966102" calcext:value-type="percentage">
            <text:p>186,44 %</text:p>
          </table:table-cell>
          <table:table-cell office:value-type="float" office:value="35" calcext:value-type="float">
            <text:p>35</text:p>
          </table:table-cell>
          <table:table-cell table:formula="of:=[.D15]/[$Summary.E16]" office:value-type="percentage" office:value="0.11864406779661" calcext:value-type="percentage">
            <text:p>11,86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0" calcext:value-type="float">
            <text:p>90</text:p>
          </table:table-cell>
          <table:table-cell table:formula="of:=[.H15]/[$Summary.E16]" office:value-type="percentage" office:value="0.305084745762712" calcext:value-type="percentage">
            <text:p>30,51 %</text:p>
          </table:table-cell>
          <table:table-cell table:formula="of:=[.B15]-[.D15]-[.H15]" office:value-type="float" office:value="425" calcext:value-type="float">
            <text:p>425</text:p>
          </table:table-cell>
          <table:table-cell table:formula="of:=IF(ISBLANK([.B15]); &quot;N/A&quot;; ([.D15]+[.F15]+[.H15])/[$Summary.E16])" office:value-type="percentage" office:value="0.43728813559322" calcext:value-type="percentage">
            <text:p>43,73 %</text:p>
          </table:table-cell>
          <table:table-cell table:formula="of:=([.D15]+[.F15]+[.H15])/([.D15]+[.F15]+[.H15]+[.J15])" office:value-type="percentage" office:value="0.232851985559567" calcext:value-type="percentage">
            <text:p>23,29 %</text:p>
          </table:table-cell>
          <table:table-cell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0" calcext:value-type="float">
            <text:p>530</text:p>
          </table:table-cell>
          <table:table-cell table:formula="of:=[.B16]/[$Summary.E17]" office:value-type="percentage" office:value="1.13978494623656" calcext:value-type="percentage">
            <text:p>113,98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98" calcext:value-type="float">
            <text:p>498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377358490566" calcext:value-type="percentage">
            <text:p>6,04 %</text:p>
          </table:table-cell>
          <table:table-cell/>
          <table:table-cell table:style-name="ce16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2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5" calcext:value-type="float">
            <text:p>495</text:p>
          </table:table-cell>
          <table:table-cell table:formula="of:=[.B2]/[$Summary.E3]" office:value-type="percentage" office:value="1.07375271149675" calcext:value-type="percentage">
            <text:p>107,3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2]/[$Summary.E3]" office:value-type="percentage" office:value="0.0412147505422994" calcext:value-type="percentage">
            <text:p>4,12 %</text:p>
          </table:table-cell>
          <table:table-cell table:formula="of:=[.B2]-[.D2]-[.H2]" office:value-type="float" office:value="474" calcext:value-type="float">
            <text:p>474</text:p>
          </table:table-cell>
          <table:table-cell table:formula="of:=IF(ISBLANK([.B2]); &quot;N/A&quot;; ([.D2]+[.F2]+[.H2])/[$Summary.E3])" office:value-type="percentage" office:value="0.0455531453362256" calcext:value-type="percentage">
            <text:p>4,56 %</text:p>
          </table:table-cell>
          <table:table-cell table:formula="of:=([.D2]+[.F2]+[.H2])/([.D2]+[.F2]+[.H2]+[.J2])" office:value-type="percentage" office:value="0.0424242424242424" calcext:value-type="percentage">
            <text:p>4,24 %</text:p>
          </table:table-cell>
          <table:table-cell/>
          <table:table-cell table:style-name="ce17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0" calcext:value-type="float">
            <text:p>160</text:p>
          </table:table-cell>
          <table:table-cell table:formula="of:=[.B3]/[$Summary.E4]" office:value-type="percentage" office:value="1.05960264900662" calcext:value-type="percentage">
            <text:p>105,9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6" calcext:value-type="float">
            <text:p>156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" calcext:value-type="percentage">
            <text:p>2,50 %</text:p>
          </table:table-cell>
          <table:table-cell/>
          <table:table-cell table:style-name="ce17" office:value-type="string" calcext:value-type="string">
            <text:p>A few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7" calcext:value-type="float">
            <text:p>357</text:p>
          </table:table-cell>
          <table:table-cell table:formula="of:=[.B4]/[$Summary.E5]" office:value-type="percentage" office:value="0.967479674796748" calcext:value-type="percentage">
            <text:p>96,75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2" calcext:value-type="float">
            <text:p>2</text:p>
          </table:table-cell>
          <table:table-cell table:formula="of:=[.F4]/[$Summary.E5]" office:value-type="percentage" office:value="0.00542005420054201" calcext:value-type="percentage">
            <text:p>0,54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35" calcext:value-type="float">
            <text:p>33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8523676880223" calcext:value-type="percentage">
            <text:p>6,69 %</text:p>
          </table:table-cell>
          <table:table-cell/>
          <table:table-cell table:style-name="ce17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7" calcext:value-type="float">
            <text:p>427</text:p>
          </table:table-cell>
          <table:table-cell table:formula="of:=[.B5]/[$Summary.E6]" office:value-type="percentage" office:value="1.0920716112532" calcext:value-type="percentage">
            <text:p>109,21 %</text:p>
          </table:table-cell>
          <table:table-cell office:value-type="float" office:value="8" calcext:value-type="float">
            <text:p>8</text:p>
          </table:table-cell>
          <table:table-cell table:formula="of:=[.D5]/[$Summary.E6]" office:value-type="percentage" office:value="0.020460358056266" calcext:value-type="percentage">
            <text:p>2,05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10230179028133" calcext:value-type="percentage">
            <text:p>10,23 %</text:p>
          </table:table-cell>
          <table:table-cell table:formula="of:=([.D5]+[.F5]+[.H5])/([.D5]+[.F5]+[.H5]+[.J5])" office:value-type="percentage" office:value="0.0930232558139535" calcext:value-type="percentage">
            <text:p>9,30 %</text:p>
          </table:table-cell>
          <table:table-cell/>
          <table:table-cell table:style-name="ce17" office:value-type="string" calcext:value-type="string">
            <text:p>a few ‘ɑ’ substituion and insertion errors ; several extra spaces and single quotes b/c of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0536193029491" calcext:value-type="percentage">
            <text:p>100,54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4" calcext:value-type="float">
            <text:p>374</text:p>
          </table:table-cell>
          <table:table-cell table:formula="of:=IF(ISBLANK([.B6]); &quot;N/A&quot;; ([.D6]+[.F6]+[.H6])/[$Summary.E7])" office:value-type="percentage" office:value="0.00536193029490617" calcext:value-type="percentage">
            <text:p>0,54 %</text:p>
          </table:table-cell>
          <table:table-cell table:formula="of:=([.D6]+[.F6]+[.H6])/([.D6]+[.F6]+[.H6]+[.J6])" office:value-type="percentage" office:value="0.00531914893617021" calcext:value-type="percentage">
            <text:p>0,53 %</text:p>
          </table:table-cell>
          <table:table-cell/>
          <table:table-cell table:style-name="ce16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5" calcext:value-type="float">
            <text:p>605</text:p>
          </table:table-cell>
          <table:table-cell table:formula="of:=[.B7]/[$Summary.E8]" office:value-type="percentage" office:value="1.06514084507042" calcext:value-type="percentage">
            <text:p>106,51 %</text:p>
          </table:table-cell>
          <table:table-cell office:value-type="float" office:value="24" calcext:value-type="float">
            <text:p>24</text:p>
          </table:table-cell>
          <table:table-cell table:formula="of:=[.D7]/[$Summary.E8]" office:value-type="percentage" office:value="0.0422535211267606" calcext:value-type="percentage">
            <text:p>4,23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05633802816901" calcext:value-type="percentage">
            <text:p>1,06 %</text:p>
          </table:table-cell>
          <table:table-cell office:value-type="float" office:value="26" calcext:value-type="float">
            <text:p>26</text:p>
          </table:table-cell>
          <table:table-cell table:formula="of:=[.H7]/[$Summary.E8]" office:value-type="percentage" office:value="0.0457746478873239" calcext:value-type="percentage">
            <text:p>4,58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0985915492957746" calcext:value-type="percentage">
            <text:p>9,86 %</text:p>
          </table:table-cell>
          <table:table-cell table:formula="of:=([.D7]+[.F7]+[.H7])/([.D7]+[.F7]+[.H7]+[.J7])" office:value-type="percentage" office:value="0.0916530278232406" calcext:value-type="percentage">
            <text:p>9,17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75" calcext:value-type="float">
            <text:p>275</text:p>
          </table:table-cell>
          <table:table-cell table:formula="of:=[.B8]/[$Summary.E9]" office:value-type="percentage" office:value="1.36138613861386" calcext:value-type="percentage">
            <text:p>136,14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9" calcext:value-type="float">
            <text:p>29</text:p>
          </table:table-cell>
          <table:table-cell table:formula="of:=[.H8]/[$Summary.E9]" office:value-type="percentage" office:value="0.143564356435644" calcext:value-type="percentage">
            <text:p>14,36 %</text:p>
          </table:table-cell>
          <table:table-cell table:formula="of:=[.B8]-[.D8]-[.H8]" office:value-type="float" office:value="233" calcext:value-type="float">
            <text:p>233</text:p>
          </table:table-cell>
          <table:table-cell table:formula="of:=IF(ISBLANK([.B8]); &quot;N/A&quot;; ([.D8]+[.F8]+[.H8])/[$Summary.E9])" office:value-type="percentage" office:value="0.207920792079208" calcext:value-type="percentage">
            <text:p>20,79 %</text:p>
          </table:table-cell>
          <table:table-cell table:formula="of:=([.D8]+[.F8]+[.H8])/([.D8]+[.F8]+[.H8]+[.J8])" office:value-type="percentage" office:value="0.152727272727273" calcext:value-type="percentage">
            <text:p>15,27 %</text:p>
          </table:table-cell>
          <table:table-cell/>
          <table:table-cell table:style-name="ce17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9]/[$Summary.E10]" office:value-type="percentage" office:value="0.00956937799043062" calcext:value-type="percentage">
            <text:p>0,96 %</text:p>
          </table:table-cell>
          <table:table-cell table:formula="of:=[.B9]-[.D9]-[.H9]" office:value-type="float" office:value="390" calcext:value-type="float">
            <text:p>39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1005025125628" calcext:value-type="percentage">
            <text:p>2,0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6" calcext:value-type="float">
            <text:p>336</text:p>
          </table:table-cell>
          <table:table-cell table:formula="of:=[.B11]/[$Summary.E12]" office:value-type="percentage" office:value="1.02439024390244" calcext:value-type="percentage">
            <text:p>102,44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52439024390244" calcext:value-type="percentage">
            <text:p>1,52 %</text:p>
          </table:table-cell>
          <table:table-cell table:formula="of:=([.D11]+[.F11]+[.H11])/([.D11]+[.F11]+[.H11]+[.J11])" office:value-type="percentage" office:value="0.0148809523809524" calcext:value-type="percentage">
            <text:p>1,49 %</text:p>
          </table:table-cell>
          <table:table-cell/>
          <table:table-cell table:style-name="ce17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5" calcext:value-type="float">
            <text:p>385</text:p>
          </table:table-cell>
          <table:table-cell table:formula="of:=[.B12]/[$Summary.E13]" office:value-type="percentage" office:value="1.02941176470588" calcext:value-type="percentage">
            <text:p>102,94 %</text:p>
          </table:table-cell>
          <table:table-cell office:value-type="float" office:value="2" calcext:value-type="float">
            <text:p>2</text:p>
          </table:table-cell>
          <table:table-cell table:formula="of:=[.D12]/[$Summary.E13]" office:value-type="percentage" office:value="0.0053475935828877" calcext:value-type="percentage">
            <text:p>0,53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12]/[$Summary.E13]" office:value-type="percentage" office:value="0.018716577540107" calcext:value-type="percentage">
            <text:p>1,87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766233766234" calcext:value-type="percentage">
            <text:p>2,34 %</text:p>
          </table:table-cell>
          <table:table-cell/>
          <table:table-cell table:style-name="ce17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1" calcext:value-type="float">
            <text:p>341</text:p>
          </table:table-cell>
          <table:table-cell table:formula="of:=[.B13]/[$Summary.E14]" office:value-type="percentage" office:value="1.00589970501475" calcext:value-type="percentage">
            <text:p>100,5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6510263929619" calcext:value-type="percentage">
            <text:p>0,5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69" calcext:value-type="float">
            <text:p>369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518987341772" calcext:value-type="percentage">
            <text:p>22,15 %</text:p>
          </table:table-cell>
          <table:table-cell/>
          <table:table-cell table:style-name="ce17" office:value-type="string" calcext:value-type="string">
            <text:p>Lots of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2" calcext:value-type="float">
            <text:p>502</text:p>
          </table:table-cell>
          <table:table-cell table:formula="of:=[.B16]/[$Summary.E17]" office:value-type="percentage" office:value="1.07956989247312" calcext:value-type="percentage">
            <text:p>107,96 %</text:p>
          </table:table-cell>
          <table:table-cell office:value-type="float" office:value="3" calcext:value-type="float">
            <text:p>3</text:p>
          </table:table-cell>
          <table:table-cell table:formula="of:=[.D16]/[$Summary.E17]" office:value-type="percentage" office:value="0.00645161290322581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78" calcext:value-type="float">
            <text:p>478</text:p>
          </table:table-cell>
          <table:table-cell table:formula="of:=IF(ISBLANK([.B16]); &quot;N/A&quot;; ([.D16]+[.F16]+[.H16])/[$Summary.E17])" office:value-type="percentage" office:value="0.0516129032258065" calcext:value-type="percentage">
            <text:p>5,16 %</text:p>
          </table:table-cell>
          <table:table-cell table:formula="of:=([.D16]+[.F16]+[.H16])/([.D16]+[.F16]+[.H16]+[.J16])" office:value-type="percentage" office:value="0.047808764940239" calcext:value-type="percentage">
            <text:p>4,78 %</text:p>
          </table:table-cell>
          <table:table-cell/>
          <table:table-cell table:style-name="ce17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1b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16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17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5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17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6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6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6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17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7]" office:value-type="percentage" office:value="1.0402144772118" calcext:value-type="percentage">
            <text:p>104,02 %</text:p>
          </table:table-cell>
          <table:table-cell office:value-type="float" office:value="11" calcext:value-type="float">
            <text:p>11</text:p>
          </table:table-cell>
          <table:table-cell table:formula="of:=[.D6]/[$Summary.E7]" office:value-type="percentage" office:value="0.0294906166219839" calcext:value-type="percentage">
            <text:p>2,9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4477211796247" calcext:value-type="percentage">
            <text:p>2,14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7])" office:value-type="percentage" office:value="0.0563002680965148" calcext:value-type="percentage">
            <text:p>5,63 %</text:p>
          </table:table-cell>
          <table:table-cell table:formula="of:=([.D6]+[.F6]+[.H6])/([.D6]+[.F6]+[.H6]+[.J6])" office:value-type="percentage" office:value="0.0538461538461539" calcext:value-type="percentage">
            <text:p>5,38 %</text:p>
          </table:table-cell>
          <table:table-cell/>
          <table:table-cell table:style-name="ce17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2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17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3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3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17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1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5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6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6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6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7]" office:value-type="percentage" office:value="1.08310991957105" calcext:value-type="percentage">
            <text:p>108,31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238605898123" calcext:value-type="percentage">
            <text:p>1,07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3" calcext:value-type="float">
            <text:p>13</text:p>
          </table:table-cell>
          <table:table-cell table:formula="of:=[.H6]/[$Summary.E7]" office:value-type="percentage" office:value="0.0348525469168901" calcext:value-type="percentage">
            <text:p>3,49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467980295566502" calcext:value-type="percentage">
            <text:p>4,68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2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2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2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2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3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3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3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0b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8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5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6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6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6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6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7]" office:value-type="percentage" office:value="1.10187667560322" calcext:value-type="percentage">
            <text:p>110,19 %</text:p>
          </table:table-cell>
          <table:table-cell office:value-type="float" office:value="7" calcext:value-type="float">
            <text:p>7</text:p>
          </table:table-cell>
          <table:table-cell table:formula="of:=[.D6]/[$Summary.E7]" office:value-type="percentage" office:value="0.0187667560321716" calcext:value-type="percentage">
            <text:p>1,8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7" calcext:value-type="float">
            <text:p>17</text:p>
          </table:table-cell>
          <table:table-cell table:formula="of:=[.H6]/[$Summary.E7]" office:value-type="percentage" office:value="0.0455764075067024" calcext:value-type="percentage">
            <text:p>4,56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697050938337802" calcext:value-type="percentage">
            <text:p>6,97 %</text:p>
          </table:table-cell>
          <table:table-cell table:formula="of:=([.D6]+[.F6]+[.H6])/([.D6]+[.F6]+[.H6]+[.J6])" office:value-type="percentage" office:value="0.062953995157385" calcext:value-type="percentage">
            <text:p>6,30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8]" office:value-type="percentage" office:value="1.04929577464789" calcext:value-type="percentage">
            <text:p>104,93 %</text:p>
          </table:table-cell>
          <table:table-cell office:value-type="float" office:value="25" calcext:value-type="float">
            <text:p>25</text:p>
          </table:table-cell>
          <table:table-cell table:formula="of:=[.D7]/[$Summary.E8]" office:value-type="percentage" office:value="0.0440140845070423" calcext:value-type="percentage">
            <text:p>4,40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25" calcext:value-type="float">
            <text:p>25</text:p>
          </table:table-cell>
          <table:table-cell table:formula="of:=[.H7]/[$Summary.E8]" office:value-type="percentage" office:value="0.0440140845070423" calcext:value-type="percentage">
            <text:p>4,40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9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9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7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0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2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2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5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5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5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17]" office:value-type="percentage" office:value="0.0430107526881721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17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0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1957104557641" calcext:value-type="percentage">
            <text:p>99,20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214477211796247" calcext:value-type="percentage">
            <text:p>2,14 %</text:p>
          </table:table-cell>
          <table:table-cell table:formula="of:=([.D6]+[.F6]+[.H6])/([.D6]+[.F6]+[.H6]+[.J6])" office:value-type="percentage" office:value="0.0213333333333333" calcext:value-type="percentage">
            <text:p>2,1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0669014084507" calcext:value-type="percentage">
            <text:p>106,69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598591549295775" calcext:value-type="percentage">
            <text:p>5,99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52112676056338" calcext:value-type="percentage">
            <text:p>0,35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69718309859155" calcext:value-type="percentage">
            <text:p>3,70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0352112676056" calcext:value-type="percentage">
            <text:p>10,04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9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2949061662198" calcext:value-type="percentage">
            <text:p>102,9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48525469168901" calcext:value-type="percentage">
            <text:p>3,49 %</text:p>
          </table:table-cell>
          <table:table-cell table:formula="of:=([.D6]+[.F6]+[.H6])/([.D6]+[.F6]+[.H6]+[.J6])" office:value-type="percentage" office:value="0.0334190231362468" calcext:value-type="percentage">
            <text:p>3,3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07042253521127" calcext:value-type="percentage">
            <text:p>107,04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33802816901408" calcext:value-type="percentage">
            <text:p>6,34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58450704225352" calcext:value-type="percentage">
            <text:p>1,58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299295774647887" calcext:value-type="percentage">
            <text:p>2,99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9154929577465" calcext:value-type="percentage">
            <text:p>10,92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6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5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table:formula="of:=[$Latin.A2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Latin.A3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Latin.A4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5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6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7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8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9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0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1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2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3]" office:value-type="string" office:string-value="mza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4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5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6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2975871313673" calcext:value-type="percentage">
            <text:p>93,3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28954423592493" calcext:value-type="percentage">
            <text:p>4,29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16901408450704" calcext:value-type="percentage">
            <text:p>81,69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580985915492958" calcext:value-type="percentage">
            <text:p>5,81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64084507042253" calcext:value-type="percentage">
            <text:p>2,6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 style:data-style-name="N2" text:time-value="15:11:49.634352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13T06:28:39.894539881</dc:date>
    <dc:creator>Nate Marti</dc:creator>
    <meta:editing-duration>P4DT17H35M16S</meta:editing-duration>
    <meta:editing-cycles>106</meta:editing-cycles>
    <meta:generator>LibreOffice/6.4.7.2$Linux_X86_64 LibreOffice_project/40$Build-2</meta:generator>
    <meta:document-statistic meta:table-count="11" meta:cell-count="2081" meta:object-count="0"/>
  </office:meta>
</office:document-meta>
</file>